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25001" officeooo:paragraph-rsid="00345489"/>
    </style:style>
    <style:style style:name="P3" style:family="paragraph" style:parent-style-name="Standard">
      <style:text-properties officeooo:rsid="00174320" officeooo:paragraph-rsid="00345489" fo:background-color="#d4ea6b"/>
    </style:style>
    <style:style style:name="P4" style:family="paragraph" style:parent-style-name="Standard">
      <style:text-properties officeooo:rsid="00125001" officeooo:paragraph-rsid="00345489" fo:background-color="#729fcf"/>
    </style:style>
    <style:style style:name="P5" style:family="paragraph" style:parent-style-name="Standard">
      <style:text-properties officeooo:rsid="00174320" officeooo:paragraph-rsid="00345489" fo:background-color="#729fcf"/>
    </style:style>
    <style:style style:name="P6" style:family="paragraph" style:parent-style-name="Standard">
      <style:text-properties officeooo:rsid="00125001" officeooo:paragraph-rsid="00345489" fo:background-color="#ff7b59"/>
    </style:style>
    <style:style style:name="P7" style:family="paragraph" style:parent-style-name="Standard">
      <style:text-properties officeooo:rsid="00174320" officeooo:paragraph-rsid="00345489" fo:background-color="#ff7b59"/>
    </style:style>
    <style:style style:name="P8" style:family="paragraph" style:parent-style-name="Standard">
      <style:text-properties officeooo:rsid="001b3dc5" officeooo:paragraph-rsid="00345489" fo:background-color="#ff7b59"/>
    </style:style>
    <style:style style:name="P9" style:family="paragraph" style:parent-style-name="Standard">
      <style:text-properties style:font-name="Arial1" fo:language="en" fo:country="GB" officeooo:rsid="001065c2" officeooo:paragraph-rsid="00345489" fo:background-color="#d4ea6b"/>
    </style:style>
    <style:style style:name="P10" style:family="paragraph" style:parent-style-name="Standard">
      <style:text-properties style:font-name="Arial1" fo:language="en" fo:country="GB" officeooo:rsid="00125001" officeooo:paragraph-rsid="00345489" fo:background-color="#d4ea6b"/>
    </style:style>
    <style:style style:name="P11" style:family="paragraph" style:parent-style-name="Standard">
      <style:text-properties style:font-name="Arial1" fo:language="en" fo:country="GB" officeooo:rsid="001065c2" officeooo:paragraph-rsid="00345489"/>
    </style:style>
    <style:style style:name="P12" style:family="paragraph" style:parent-style-name="Subtitle">
      <style:text-properties style:font-name="Arial1" fo:language="en" fo:country="GB" officeooo:paragraph-rsid="00345489"/>
    </style:style>
    <style:style style:name="P13" style:family="paragraph" style:parent-style-name="Title">
      <style:paragraph-properties fo:break-before="page"/>
      <style:text-properties style:font-name="Arial1" fo:language="en" fo:country="GB" officeooo:paragraph-rsid="00345489"/>
    </style:style>
    <style:style style:name="P14" style:family="paragraph" style:parent-style-name="Text_20_body">
      <style:text-properties officeooo:paragraph-rsid="00311885"/>
    </style:style>
    <style:style style:name="P15" style:family="paragraph" style:parent-style-name="Text_20_body">
      <style:paragraph-properties fo:break-before="page"/>
      <style:text-properties officeooo:paragraph-rsid="00311885"/>
    </style:style>
    <style:style style:name="P16" style:family="paragraph" style:parent-style-name="Standard">
      <style:text-properties style:text-line-through-style="none" style:text-line-through-type="none" officeooo:rsid="001b3dc5" officeooo:paragraph-rsid="00345489" fo:background-color="#ff7b59"/>
    </style:style>
    <style:style style:name="P17" style:family="paragraph" style:parent-style-name="Standard">
      <style:text-properties style:text-line-through-style="none" style:text-line-through-type="none" officeooo:rsid="001cad74" officeooo:paragraph-rsid="00345489" fo:background-color="#ff7b59"/>
    </style:style>
    <style:style style:name="P18" style:family="paragraph" style:parent-style-name="Subtitle">
      <style:text-properties officeooo:rsid="0026a0eb" officeooo:paragraph-rsid="0026a0eb"/>
    </style:style>
    <style:style style:name="P19" style:family="paragraph" style:parent-style-name="Text_20_body">
      <style:text-properties officeooo:rsid="0026a0eb" officeooo:paragraph-rsid="0026a0eb"/>
    </style:style>
    <style:style style:name="P20" style:family="paragraph" style:parent-style-name="Text_20_body">
      <style:paragraph-properties fo:text-align="center" style:justify-single-word="false"/>
      <style:text-properties style:font-name="Liberation Sans" fo:language="en" fo:country="GB" officeooo:rsid="009d0078" officeooo:paragraph-rsid="0026a0eb" style:language-asian="en" style:country-asian="US" style:language-complex="ar" style:country-complex="SA"/>
    </style:style>
    <style:style style:name="P21" style:family="paragraph" style:parent-style-name="Text_20_body">
      <style:paragraph-properties fo:text-align="center" style:justify-single-word="false"/>
      <style:text-properties style:font-name="Liberation Sans" fo:language="en" fo:country="GB" officeooo:rsid="00695b68" officeooo:paragraph-rsid="0026a0eb" style:language-asian="en" style:country-asian="US" style:language-complex="ar" style:country-complex="SA"/>
    </style:style>
    <style:style style:name="P22" style:family="paragraph" style:parent-style-name="Text_20_body">
      <style:paragraph-properties fo:text-align="center" style:justify-single-word="false"/>
      <style:text-properties style:font-name="Liberation Sans" fo:language="en" fo:country="GB" officeooo:rsid="0069a2c6" officeooo:paragraph-rsid="0026a0eb" style:language-asian="en" style:country-asian="US" style:language-complex="ar" style:country-complex="SA"/>
    </style:style>
    <style:style style:name="P23" style:family="paragraph" style:parent-style-name="Text_20_body">
      <style:paragraph-properties fo:text-align="center" style:justify-single-word="false"/>
      <style:text-properties style:font-name="Liberation Sans" officeooo:rsid="00695b68" officeooo:paragraph-rsid="0026a0eb"/>
    </style:style>
    <style:style style:name="P24" style:family="paragraph" style:parent-style-name="Text_20_body">
      <style:text-properties style:font-name="Liberation Sans" officeooo:paragraph-rsid="00283a09"/>
    </style:style>
    <style:style style:name="P25" style:family="paragraph" style:parent-style-name="Text_20_body">
      <style:text-properties style:font-name="Liberation Sans" officeooo:paragraph-rsid="002d154b"/>
    </style:style>
    <style:style style:name="P26" style:family="paragraph" style:parent-style-name="Contents_20_1">
      <style:paragraph-properties>
        <style:tab-stops>
          <style:tab-stop style:position="6.6929in" style:type="right" style:leader-style="dotted" style:leader-text="."/>
        </style:tab-stops>
      </style:paragraph-properties>
    </style:style>
    <style:style style:name="P27" style:family="paragraph" style:parent-style-name="Contents_20_2">
      <style:paragraph-properties>
        <style:tab-stops>
          <style:tab-stop style:position="6.4965in" style:type="right" style:leader-style="dotted" style:leader-text="."/>
        </style:tab-stops>
      </style:paragraph-properties>
    </style:style>
    <style:style style:name="P28" style:family="paragraph" style:parent-style-name="Contents_20_Heading">
      <style:paragraph-properties fo:break-before="page"/>
    </style:style>
    <style:style style:name="P29" style:family="paragraph" style:parent-style-name="Subtitle">
      <style:text-properties officeooo:paragraph-rsid="00345489"/>
    </style:style>
    <style:style style:name="P30" style:family="paragraph" style:parent-style-name="Text_20_body">
      <style:text-properties officeooo:paragraph-rsid="00345489"/>
    </style:style>
    <style:style style:name="P31" style:family="paragraph" style:parent-style-name="Title" style:master-page-name="First_20_Page">
      <style:paragraph-properties style:page-number="auto"/>
    </style:style>
    <style:style style:name="P32" style:family="paragraph" style:parent-style-name="Heading_20_1">
      <style:paragraph-properties fo:break-before="page"/>
      <style:text-properties officeooo:rsid="0026a5b9" officeooo:paragraph-rsid="0026a5b9"/>
    </style:style>
    <style:style style:name="P33" style:family="paragraph" style:parent-style-name="Heading_20_1">
      <style:paragraph-properties fo:break-before="page"/>
      <style:text-properties officeooo:rsid="0029a69f" officeooo:paragraph-rsid="0029a69f"/>
    </style:style>
    <style:style style:name="P34" style:family="paragraph" style:parent-style-name="Heading_20_1">
      <style:paragraph-properties fo:break-before="page"/>
      <style:text-properties officeooo:rsid="00304cf1" officeooo:paragraph-rsid="00304cf1"/>
    </style:style>
    <style:style style:name="P35" style:family="paragraph" style:parent-style-name="Heading_20_1">
      <style:text-properties officeooo:rsid="00311885" officeooo:paragraph-rsid="00311885"/>
    </style:style>
    <style:style style:name="P36" style:family="paragraph" style:parent-style-name="Heading_20_2">
      <style:text-properties officeooo:rsid="00304cf1" officeooo:paragraph-rsid="00304cf1"/>
    </style:style>
    <style:style style:name="P37" style:family="paragraph" style:parent-style-name="Heading_20_2">
      <style:text-properties officeooo:rsid="00311885" officeooo:paragraph-rsid="00311885"/>
    </style:style>
    <style:style style:name="P38" style:family="paragraph" style:parent-style-name="Heading_20_2" style:list-style-name=""/>
    <style:style style:name="P39" style:family="paragraph" style:parent-style-name="Heading_20_2">
      <style:text-properties officeooo:rsid="003e009f" officeooo:paragraph-rsid="003e009f"/>
    </style:style>
    <style:style style:name="P40" style:family="paragraph" style:parent-style-name="Text_20_body">
      <style:text-properties style:font-name="Liberation Sans" officeooo:paragraph-rsid="002d154b"/>
    </style:style>
    <style:style style:name="P41" style:family="paragraph" style:parent-style-name="Text_20_body">
      <style:text-properties style:font-name="Liberation Sans" officeooo:rsid="0039fc94" officeooo:paragraph-rsid="0039fc94"/>
    </style:style>
    <style:style style:name="P42" style:family="paragraph" style:parent-style-name="Text_20_body">
      <style:text-properties officeooo:rsid="003d5fd4" officeooo:paragraph-rsid="003d5fd4"/>
    </style:style>
    <style:style style:name="P43" style:family="paragraph" style:parent-style-name="Text_20_body">
      <style:text-properties officeooo:rsid="003e009f" officeooo:paragraph-rsid="003e009f"/>
    </style:style>
    <style:style style:name="T1" style:family="text">
      <style:text-properties officeooo:rsid="00125001"/>
    </style:style>
    <style:style style:name="T2" style:family="text">
      <style:text-properties officeooo:rsid="0013348b"/>
    </style:style>
    <style:style style:name="T3" style:family="text">
      <style:text-properties officeooo:rsid="00136493"/>
    </style:style>
    <style:style style:name="T4" style:family="text">
      <style:text-properties officeooo:rsid="00156a94"/>
    </style:style>
    <style:style style:name="T5" style:family="text">
      <style:text-properties officeooo:rsid="001cad74"/>
    </style:style>
    <style:style style:name="T6" style:family="text">
      <style:text-properties officeooo:rsid="001cd2ba"/>
    </style:style>
    <style:style style:name="T7" style:family="text">
      <style:text-properties officeooo:rsid="001e7eb7"/>
    </style:style>
    <style:style style:name="T8" style:family="text">
      <style:text-properties officeooo:rsid="00202dd5"/>
    </style:style>
    <style:style style:name="T9" style:family="text">
      <style:text-properties officeooo:rsid="0021c31b"/>
    </style:style>
    <style:style style:name="T10" style:family="text">
      <style:text-properties officeooo:rsid="00228183"/>
    </style:style>
    <style:style style:name="T11" style:family="text">
      <style:text-properties officeooo:rsid="0022b233"/>
    </style:style>
    <style:style style:name="T12" style:family="text">
      <style:text-properties officeooo:rsid="002399ad"/>
    </style:style>
    <style:style style:name="T13" style:family="text">
      <style:text-properties officeooo:rsid="002575d4"/>
    </style:style>
    <style:style style:name="T14" style:family="text">
      <style:text-properties fo:language="en" fo:country="GB" style:language-asian="en" style:country-asian="US" style:language-complex="ar" style:country-complex="SA"/>
    </style:style>
    <style:style style:name="T15" style:family="text">
      <style:text-properties fo:language="en" fo:country="GB" officeooo:rsid="0069a2c6" style:language-asian="en" style:country-asian="US" style:language-complex="ar" style:country-complex="SA"/>
    </style:style>
    <style:style style:name="T16" style:family="text">
      <style:text-properties officeooo:rsid="009d0078"/>
    </style:style>
    <style:style style:name="T17" style:family="text">
      <style:text-properties officeooo:rsid="0026a5b9"/>
    </style:style>
    <style:style style:name="T18" style:family="text">
      <style:text-properties officeooo:rsid="008ba0b2"/>
    </style:style>
    <style:style style:name="T19" style:family="text">
      <style:text-properties officeooo:rsid="008900ed"/>
    </style:style>
    <style:style style:name="T20" style:family="text">
      <style:text-properties officeooo:rsid="0075c60c"/>
    </style:style>
    <style:style style:name="T21" style:family="text">
      <style:text-properties officeooo:rsid="00283a09"/>
    </style:style>
    <style:style style:name="T22" style:family="text">
      <style:text-properties officeooo:rsid="002a0662"/>
    </style:style>
    <style:style style:name="T23" style:family="text">
      <style:text-properties officeooo:rsid="002b7d4b"/>
    </style:style>
    <style:style style:name="T24" style:family="text">
      <style:text-properties officeooo:rsid="002d154b"/>
    </style:style>
    <style:style style:name="T25" style:family="text">
      <style:text-properties officeooo:rsid="002eb3a7"/>
    </style:style>
    <style:style style:name="T26" style:family="text">
      <style:text-properties officeooo:rsid="003a891f"/>
    </style:style>
    <style:style style:name="T27" style:family="text">
      <style:text-properties officeooo:rsid="003e009f"/>
    </style:style>
    <style:style style:name="T28" style:family="text">
      <style:text-properties officeooo:rsid="003ebbb7"/>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Skill Issue</text:p>
      <text:p text:style-name="P18">Project Documentation</text:p>
      <text:p text:style-name="P19"/>
      <text:p text:style-name="P23">Student Name: Juan Franco Lagar</text:p>
      <text:p text:style-name="P23">Student ID: <text:span text:style-name="T14">38218784</text:span></text:p>
      <text:p text:style-name="P21"/>
      <text:p text:style-name="P21"/>
      <text:p text:style-name="P21"/>
      <text:p text:style-name="P21"/>
      <text:p text:style-name="P21">Supervisors: Prof. Stephan Günzel <text:span text:style-name="T16">and </text:span>BA Ignacio Rubio</text:p>
      <text:p text:style-name="P22"/>
      <text:p text:style-name="P22"/>
      <text:p text:style-name="P22"/>
      <text:p text:style-name="P22"/>
      <text:p text:style-name="P23"><text:span text:style-name="T15">Semester: </text:span><text:span text:style-name="T14">WS22/23</text:span></text:p>
      <text:p text:style-name="P20">Game Design</text:p>
      <text:h text:style-name="P32" text:outline-level="1"><text:bookmark-start text:name="__RefHeading___Toc1793_27821293"/>Abstract<text:bookmark-end text:name="__RefHeading___Toc1793_27821293"/></text:h>
      <text:p text:style-name="P24">The fighting game genre is notoriously know<text:span text:style-name="T18">n</text:span> as hard to learn and even harder to master, even inaccessible for most player<text:span text:style-name="T19">s</text:span> due the high skill <text:span text:style-name="T18">level </text:span>the games demand <text:span text:style-name="T18">of</text:span> their players. <text:span text:style-name="T20">The objective of this </text:span><text:span text:style-name="T17">project is to provide new players with an entry point to traditional fighting games that does not require a lot of technical skill to be able to play. The project should have the most of the core elements of a fighting game for players to interact with, and simplifying some of the most demanding elements </text:span><text:span text:style-name="T21">for more accessibility. </text:span><text:span text:style-name="T22">The knowledge from the thesis is used as the base for this project’s design elements.</text:span></text:p>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Table of Contents</text:p>
          </text:index-title>
          <text:p text:style-name="P26"><text:a xlink:type="simple" xlink:href="#__RefHeading___Toc1793_27821293" text:style-name="Index_20_Link" text:visited-style-name="Index_20_Link">Abstract<text:tab/>2</text:a></text:p>
          <text:p text:style-name="P26"><text:a xlink:type="simple" xlink:href="#__RefHeading___Toc1795_27821293" text:style-name="Index_20_Link" text:visited-style-name="Index_20_Link">Introduction<text:tab/>4</text:a></text:p>
          <text:p text:style-name="P26"><text:a xlink:type="simple" xlink:href="#__RefHeading___Toc1797_27821293" text:style-name="Index_20_Link" text:visited-style-name="Index_20_Link">Development<text:tab/>5</text:a></text:p>
          <text:p text:style-name="P27"><text:a xlink:type="simple" xlink:href="#__RefHeading___Toc1799_27821293" text:style-name="Index_20_Link" text:visited-style-name="Index_20_Link">Concept<text:tab/>5</text:a></text:p>
          <text:p text:style-name="P27"><text:a xlink:type="simple" xlink:href="#__RefHeading___Toc1801_27821293" text:style-name="Index_20_Link" text:visited-style-name="Index_20_Link">Early Development<text:tab/>5</text:a></text:p>
          <text:p text:style-name="P27"><text:a xlink:type="simple" xlink:href="#__RefHeading___Toc1803_27821293" text:style-name="Index_20_Link" text:visited-style-name="Index_20_Link">Core Elements<text:tab/>5</text:a></text:p>
          <text:p text:style-name="P27"><text:a xlink:type="simple" xlink:href="#__RefHeading___Toc1805_27821293" text:style-name="Index_20_Link" text:visited-style-name="Index_20_Link">Iterations<text:tab/>5</text:a></text:p>
          <text:p text:style-name="P27"><text:a xlink:type="simple" xlink:href="#__RefHeading___Toc1807_27821293" text:style-name="Index_20_Link" text:visited-style-name="Index_20_Link">Finishing the game<text:tab/>5</text:a></text:p>
          <text:p text:style-name="P26"><text:a xlink:type="simple" xlink:href="#__RefHeading___Toc1809_27821293" text:style-name="Index_20_Link" text:visited-style-name="Index_20_Link">Conclusion<text:tab/>6</text:a></text:p>
          <text:p text:style-name="P27"><text:a xlink:type="simple" xlink:href="#__RefHeading___Toc1811_27821293" text:style-name="Index_20_Link" text:visited-style-name="Index_20_Link">What went right? What went wrong?<text:tab/>6</text:a></text:p>
          <text:p text:style-name="P27"><text:a xlink:type="simple" xlink:href="#__RefHeading___Toc1813_27821293" text:style-name="Index_20_Link" text:visited-style-name="Index_20_Link">Final Thoughts and Future of the Project<text:tab/>6</text:a></text:p>
        </text:index-body>
      </text:table-of-content>
      <text:p text:style-name="P24"/>
      <text:h text:style-name="P33" text:outline-level="1"><text:bookmark-start text:name="__RefHeading___Toc1795_27821293"/>Introduction<text:bookmark-end text:name="__RefHeading___Toc1795_27821293"/></text:h>
      <text:p text:style-name="P25"><text:span text:style-name="T22">The </text:span><text:span text:style-name="T23">Skill Issue project is a </text:span><text:span text:style-name="T24">three button</text:span><text:span text:style-name="T23"> traditional 2D fighting game, where two characters fight each other and the one that depletes the others health wins. The game can be played against another player or against a CPU using one of four variations of a single base character. </text:span><text:span text:style-name="T24">These variations are fire, water, wind and earth, these variations are simple versions of popular fighting game character archetypes.</text:span></text:p>
      <text:p text:style-name="P25"><text:span text:style-name="T24">The game uses three buttons for attacking, hence why it’s referred as a three button game. </text:span><text:span text:style-name="T25">The three attacking buttons are the “Light”, “Heavy” and “Special” buttons. The Special button is different for every element in order to accommodate for the previously mention archetypes, meanwhile the Light and Heavy buttons are shared between variations as they have more general applications.</text:span></text:p>
      <text:p text:style-name="P41">In addition to the three attack buttons the characters can move around the screen using four directional buttons. The left and right buttons function for horizontal movement, the up button for jumping which can be combined with horizontal movement for diagonal jumps and the down button to crouch. <text:span text:style-name="T26">If a player presses the horizontal button in the opposite direction as the enemy would allow them to block incoming attacks.</text:span></text:p>
      <text:p text:style-name="P25"/>
      <text:h text:style-name="P34" text:outline-level="1"><text:bookmark-start text:name="__RefHeading___Toc1797_27821293"/>Development<text:bookmark-end text:name="__RefHeading___Toc1797_27821293"/></text:h>
      <text:h text:style-name="P39" text:outline-level="2">Personal Remarks</text:h>
      <text:p text:style-name="P42">I chose to work on a fighting game for my bachelor project from very early on, since it’s the game genre that really got me into game development. I think that fighting games are a really fun and rewarding once you get into them but I also understand that they are not for everyone. <text:span text:style-name="T27">Regardless of that I want to share my passion for these games with as many people as possible. </text:span></text:p>
      <text:p text:style-name="P43">This is a very personal project because with it I wanted to lay a foundation for other fighting games I want to develop on my own in the future. <text:span text:style-name="T28">For example, the project structure and base scripts can modified to suit different kinds of fighting games from traditional games like “Street Fighter” to crazy anime games like “BlazBlue”. </text:span>I plan to use the things I created for this project and the knowledge I gained developing it to create more games.</text:p>
      <text:h text:style-name="P36" text:outline-level="2"><text:bookmark-start text:name="__RefHeading___Toc1799_27821293"/>Concept<text:bookmark-end text:name="__RefHeading___Toc1799_27821293"/></text:h>
      <text:h text:style-name="P36" text:outline-level="2"><text:bookmark-start text:name="__RefHeading___Toc1801_27821293"/>Early Development<text:bookmark-end text:name="__RefHeading___Toc1801_27821293"/></text:h>
      <text:h text:style-name="P36" text:outline-level="2"><text:bookmark-start text:name="__RefHeading___Toc1803_27821293"/>Core Elements<text:bookmark-end text:name="__RefHeading___Toc1803_27821293"/></text:h>
      <text:h text:style-name="P37" text:outline-level="2"><text:bookmark-start text:name="__RefHeading___Toc1805_27821293"/>Iterations<text:bookmark-end text:name="__RefHeading___Toc1805_27821293"/></text:h>
      <text:h text:style-name="P37" text:outline-level="2"><text:bookmark-start text:name="__RefHeading___Toc1807_27821293"/>Finishing the game<text:bookmark-end text:name="__RefHeading___Toc1807_27821293"/></text:h>
      <text:p text:style-name="P15"/>
      <text:h text:style-name="P35" text:outline-level="1"><text:bookmark-start text:name="__RefHeading___Toc1809_27821293"/>Conclusion<text:bookmark-end text:name="__RefHeading___Toc1809_27821293"/></text:h>
      <text:h text:style-name="P37" text:outline-level="2"><text:bookmark-start text:name="__RefHeading___Toc1811_27821293"/>What went right? What went wrong?<text:bookmark-end text:name="__RefHeading___Toc1811_27821293"/></text:h>
      <text:h text:style-name="P37" text:outline-level="2"><text:bookmark-start text:name="__RefHeading___Toc1813_27821293"/>Final Thoughts and Future of the Project<text:bookmark-end text:name="__RefHeading___Toc1813_27821293"/></text:h>
      <text:p text:style-name="P14"/>
      <text:h text:style-name="P38" text:outline-level="2"/>
      <text:p text:style-name="P13">Simplified Development Log:</text:p>
      <text:p text:style-name="P12">Jun 2022:</text:p>
      <text:p text:style-name="P9"/>
      <text:p text:style-name="P9">-<text:span text:style-name="T7">Created Git Repository:</text:span></text:p>
      <text:p text:style-name="P9"><text:tab/>-<text:span text:style-name="T7">Created the git repository so I could work on the project slowly but surely.</text:span></text:p>
      <text:p text:style-name="P9">-Created Aseprite File</text:p>
      <text:p text:style-name="P9"><text:tab/>-<text:span text:style-name="T5">I thought out that doing some basic assets ahead of time would save time in future. Since I <text:tab/>knew I wanted to create a 2D fighting game I had an idea of what kinds of animations I <text:tab/>needed.</text:span></text:p>
      <text:p text:style-name="P9">-Added KyoWalkReference for Walking Sprite:</text:p>
      <text:p text:style-name="P9"><text:tab/>-<text:span text:style-name="T6">I grabbed a sprite sheet of the King of Fighter 2002 to use as a reference for the walking <text:tab/>animation since it’s the animation the player will be seeing the most while playing.</text:span></text:p>
      <text:p text:style-name="P9">-Created BATasks text file to keep track of progress (at first <text:span text:style-name="T4">necessary assets</text:span>)</text:p>
      <text:p text:style-name="P9"><text:tab/>-<text:span text:style-name="T6">Created this text file containing just a list of animations necessary for a fighting game <text:tab/>character so I can keep track of my progress.</text:span></text:p>
      <text:p text:style-name="P11">-Started with Proposal Documents (not project related)</text:p>
      <text:p text:style-name="P12">Jul 2022:</text:p>
      <text:p text:style-name="P9">-Created Unity Project:</text:p>
      <text:p text:style-name="P9"><text:tab/>-<text:span text:style-name="T7">2D Project since the game it’s going to be a traditional 2D Fighter.</text:span></text:p>
      <text:p text:style-name="P9">-Created Commands using Design Patterns:</text:p>
      <text:p text:style-name="P9"><text:tab/>-<text:span text:style-name="T7">Based on the command design pattern I created the fighting game commands so they can be <text:tab/>rebinded and easily accessible through code (for programming an AI, for example). The <text:tab/>commands are Movement, Light, Heavy and Special buttons.</text:span></text:p>
      <text:p text:style-name="P9"><text:tab/>-<text:span text:style-name="T7">Scripts related to Commands is the InputHandler that uses them, the Command base <text:tab/>Class for each Command, each Command being a class derivative from the Command base <text:tab/>class. Then the ICommand interface implementing the methods from the class.</text:span></text:p>
      <text:p text:style-name="P9">-Created a Journal too keep track of programming and game design tasks (as I was going to take a break for the thesis):</text:p>
      <text:p text:style-name="P9"><text:tab/>-<text:span text:style-name="T7">This was made so I wouldn’t get confused with the scripts I previously wrote after taking an <text:tab/>extended break to work on the thesis.</text:span></text:p>
      <text:p text:style-name="P9">-<text:span text:style-name="T1">Created StateMachine:</text:span></text:p>
      <text:p text:style-name="P9"><text:tab/>-<text:span text:style-name="T8">Characters have different states depending on what they are doing in the screen. I created <text:tab/>the three main States called Standing State, Crouching State and Jumping state both <text:tab/>derivative from the base class State. A StateMachine class that switches the States and a set <text:tab/>of smaller States called Action States that instead of being a whole class they are just an <text:tab/>Enum. The Action states represent what a character is doing which can be: None (Nothing), <text:tab/>Attacking, (Being) Hit, Blocking or Landing.</text:span></text:p>
      <text:p text:style-name="P9">-<text:span text:style-name="T1">Created Character script and attack script:</text:span></text:p>
      <text:p text:style-name="P9"><text:tab/>-<text:span text:style-name="T9">The Character script is the main big script that tells the character how to behave and uses <text:tab/>both StateMachine and InputHandler scripts, as well as the AttackClass script that takes care <text:tab/>of how attacks works using the Scripteable Object AttackData with the information of each <text:tab/>attack (including damage, pushback, animation, etc.) </text:span></text:p>
      <text:p text:style-name="P12"><text:soft-page-break/>Aug 2022:</text:p>
      <text:p text:style-name="P10">-Created Button behaviour to not use Unity Input system:</text:p>
      <text:p text:style-name="P10"><text:tab/>-<text:span text:style-name="T10">This and the Command Scripts where made to avoid reliance in Engine specific<text:tab/>Input detection. The button Behaviour executes code when a button it’s told that a <text:tab/>button has been pressed, released and if asks how long it has being held.</text:span></text:p>
      <text:p text:style-name="P10">-Created Collision Physics and hitboxes:</text:p>
      <text:p text:style-name="P10"><text:tab/>-<text:span text:style-name="T11">With the help of the blog Strangewire created a physics detection system that it’s <text:tab/>not heavily relient of Unity’s collision and physics system. The collision boxes are <text:tab/>the following: Pushbox that collides with other pushboxes and ground and edges of <text:tab/>the screen for custom physics (to not fall of the screen or for a character to be <text:tab/>grounded) this collision box “pushes” the characters where they should be. Hurtbox </text:span></text:p>
      <text:p text:style-name="P10"><text:tab/><text:span text:style-name="T11">that show where a character can be hit and interacts with the Hitbox which is the <text:tab/>effective range of an attack.</text:span></text:p>
      <text:p text:style-name="P29">Sep 2022:</text:p>
      <text:p text:style-name="P30">-<text:span text:style-name="T3">Worked on Thesis</text:span> </text:p>
      <text:p text:style-name="P29">Oct 2022:</text:p>
      <text:p text:style-name="P2">-Worked on Thesis</text:p>
      <text:p text:style-name="P4">-Kept working on game physics:</text:p>
      <text:p text:style-name="P4"><text:tab/>-<text:span text:style-name="T12">This meant walking speeds, jump speed and distance, but most importantly collisions <text:tab/>between pushboxes and pushbox and ground or screenwalls.</text:span></text:p>
      <text:p text:style-name="P4">-Created animations (remaking game model):</text:p>
      <text:p text:style-name="P4"><text:tab/>-<text:span text:style-name="T13">Remade the first model to make it look prettier and simpler to animate.</text:span></text:p>
      <text:p text:style-name="P4">-Start working on attack logic (reaction to attacks and performing attacks)</text:p>
      <text:p text:style-name="P4">-Framecap (wrong) at 60 FPS</text:p>
      <text:p text:style-name="P4">-Start using BATasks to keep track of whole development progress</text:p>
      <text:p text:style-name="P4">-Camera Follow</text:p>
      <text:p text:style-name="P4">-Created Hit reactions</text:p>
      <text:p text:style-name="P4">-UI elements (lifebars and timer)</text:p>
      <text:p text:style-name="P4">-Camera Zoom</text:p>
      <text:p text:style-name="P4">-Created hit push</text:p>
      <text:p text:style-name="P4">-Created Main Menu</text:p>
      <text:p text:style-name="P29">Nov 2022:</text:p>
      <text:p text:style-name="P6">-Implemented Block</text:p>
      <text:p text:style-name="P6">-Created Heavy Attacks</text:p>
      <text:p text:style-name="P6">-Implemented Combos</text:p>
      <text:p text:style-name="P29">Dec 2022:</text:p>
      <text:p text:style-name="P6">-Created AI</text:p>
      <text:p text:style-name="P6">-Implemented Background Image</text:p>
      <text:p text:style-name="P6">-Landing Recovery</text:p>
      <text:p text:style-name="P6">-High Low Attacks</text:p>
      <text:p text:style-name="P6">-<text:span text:style-name="T2">Implemented New Input System</text:span></text:p>
      <text:p text:style-name="P6">-<text:span text:style-name="T2">Implemented Special Attacks</text:span></text:p>
      <text:p text:style-name="P6">-<text:span text:style-name="T2">Fixed Physics</text:span></text:p>
      <text:p text:style-name="P6">-<text:span text:style-name="T2">Created Grabs</text:span></text:p>
      <text:p text:style-name="P6"><text:soft-page-break/>-<text:span text:style-name="T2">Added Hitstop</text:span></text:p>
      <text:p text:style-name="P6">-<text:span text:style-name="T2">Implemented Elemental Specials</text:span></text:p>
      <text:p text:style-name="P29">Jan 2022:</text:p>
      <text:p text:style-name="P6">-<text:span text:style-name="T2">Implemented Character Select</text:span></text:p>
      <text:p text:style-name="P6">-<text:span text:style-name="T2">Implemented Sounds and Music</text:span></text:p>
      <text:p text:style-name="P6">-<text:span text:style-name="T2">Created Documentation file</text:span></text:p>
      <text:p text:style-name="P6"/>
      <text:p text:style-name="P29">Legend:</text:p>
      <text:p text:style-name="P3">Fundation</text:p>
      <text:p text:style-name="P5">Core</text:p>
      <text:p text:style-name="P7">Expansions</text:p>
      <text:p text:style-name="P7"/>
      <text:p text:style-name="P8">Structure:</text:p>
      <text:p text:style-name="P16">-Abstract Tie-in with thesis </text:p>
      <text:p text:style-name="P16">-Development</text:p>
      <text:p text:style-name="P16">-Conclusion</text:p>
      <text:p text:style-name="P16"/>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86cc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06T12:43:56.738000000</meta:creation-date>
    <dc:date>2023-01-09T17:10:05.930000000</dc:date>
    <meta:editing-duration>PT6H45M10S</meta:editing-duration>
    <meta:editing-cycles>28</meta:editing-cycles>
    <meta:generator>LibreOffice/7.3.0.3$Windows_X86_64 LibreOffice_project/0f246aa12d0eee4a0f7adcefbf7c878fc2238db3</meta:generator>
    <meta:document-statistic meta:table-count="0" meta:image-count="0" meta:object-count="0" meta:page-count="9" meta:paragraph-count="111" meta:word-count="1286" meta:character-count="7831" meta:non-whitespace-character-count="6612"/>
  </office:meta>
</office:document-meta>
</file>